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100"/>
    <style:style style:name="ce32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3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none" fo:border-top="0.0008in solid #000000"/>
    </style:style>
    <style:style style:name="ce37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1"/>
        <table:table-column table:style-name="co10" table:default-cell-style-name="ce1"/>
        <table:table-column table:style-name="co11" table:default-cell-style-name="ce31"/>
        <table:table-column table:style-name="co12" table:default-cell-style-name="ce1"/>
        <table:table-column table:style-name="co10" table:default-cell-style-name="ce1"/>
        <table:table-column table:style-name="co13" table:default-cell-style-name="ce31"/>
        <table:table-column table:style-name="co8" table:number-columns-repeated="576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2" office:value-type="string">
            <text:p>use_rbf</text:p>
          </table:table-cell>
          <table:table-cell table:style-name="ce22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28" office:value-type="string">
            <text:p>difficulty</text:p>
          </table:table-cell>
          <table:table-cell table:style-name="ce28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2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2" office:value-type="string">
            <text:p>rbf_learning_rate</text:p>
          </table:table-cell>
          <table:table-cell table:style-name="ce2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2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6" table:number-columns-repeated="52"/>
          <table:table-cell table:style-name="ce4" table:number-columns-repeated="525"/>
          <table:table-cell table:style-name="ce36" table:number-columns-repeated="428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8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7" table:number-columns-repeated="577"/>
          <table:table-cell table:style-name="ce36" table:number-columns-repeated="428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ce37" table:number-columns-repeated="577"/>
          <table:table-cell table:style-name="ce36" table:number-columns-repeated="428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9">
            <text:p>2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3">
            <text:p>3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0">
            <text:p>4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1">
            <text:p>4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5">
            <text:p>4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6">
            <text:p>4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48">
            <text:p>4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49">
            <text:p>4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0">
            <text:p>5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1">
            <text:p>5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52">
            <text:p>5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53">
            <text:p>5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54">
            <text:p>5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6">
            <text:p>5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7">
            <text:p>57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9">
            <text:p>5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0">
            <text:p>60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61">
            <text:p>6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2">
            <text:p>6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3">
            <text:p>6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5">
            <text:p>6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6">
            <text:p>6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67">
            <text:p>6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8">
            <text:p>6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9">
            <text:p>6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1">
            <text:p>7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2">
            <text:p>7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73">
            <text:p>7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74">
            <text:p>74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75">
            <text:p>75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76">
            <text:p>7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77">
            <text:p>7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78">
            <text:p>7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79">
            <text:p>7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80">
            <text:p>8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81">
            <text:p>8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3">
            <text:p>83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4">
            <text:p>84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85">
            <text:p>8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6">
            <text:p>8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7">
            <text:p>87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88">
            <text:p>88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9">
            <text:p>89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0">
            <text:p>90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2">
            <text:p>9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3">
            <text:p>9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94">
            <text:p>9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5">
            <text:p>9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6">
            <text:p>9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97">
            <text:p>9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8">
            <text:p>9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9">
            <text:p>9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01">
            <text:p>101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02">
            <text:p>102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103">
            <text:p>10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04">
            <text:p>104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05">
            <text:p>105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106">
            <text:p>10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07">
            <text:p>10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08">
            <text:p>10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7">01/17/2024</text:date>, <text:time>14:5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17T14:59:25</dc:date>
    <meta:editing-cycles>266</meta:editing-cycles>
    <meta:editing-duration>PT6H23M3S</meta:editing-duration>
    <meta:document-statistic meta:table-count="1" meta:cell-count="2076" meta:object-count="0"/>
  </office:meta>
</office:document-meta>
</file>